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2mm"/>
    </style:style>
    <style:style style:name="co2" style:family="table-column">
      <style:table-column-properties fo:break-before="auto" style:column-width="52.4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4" table:default-cell-style-name="ce1"/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ALWAYS ON</text:p>
          </table:table-cell>
          <table:covered-table-cell/>
          <table:table-cell table:style-name="ce2" office:value-type="string" calcext:value-type="string" table:number-columns-spanned="2" table:number-rows-spanned="1">
            <text:p>HELM ONLY</text:p>
          </table:table-cell>
          <table:covered-table-cell/>
        </table:table-row>
        <table:table-row table:style-name="ro1">
          <table:table-cell table:number-columns-repeated="3"/>
          <table:table-cell office:value-type="string" calcext:value-type="string">
            <text:p>24VDC</text:p>
          </table:table-cell>
          <table:table-cell office:value-type="string" calcext:value-type="string">
            <text:p>12VDC</text:p>
          </table:table-cell>
          <table:table-cell office:value-type="string" calcext:value-type="string">
            <text:p>24VDC</text:p>
          </table:table-cell>
          <table:table-cell office:value-type="string" calcext:value-type="string">
            <text:p>12VDC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NAVIGATION EQUIPMENT</text:p>
          </table:table-cell>
          <table:table-cell office:value-type="string" calcext:value-type="string">
            <text:p>NMEA BUS 0 LEG A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MEA BUS 0 LEG B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MEA BUS 1 LEG A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MEA BUS 1 LEG B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HF RADIO 1</text:p>
          </table:table-cell>
          <table:table-cell office:value-type="string" calcext:value-type="string">
            <text:p>ICOM M50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HF RADIO 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IS TRANSCEIVE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PILOT COMPUTER 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PILOT COMPUTER 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LUE BOARD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FI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DAR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LM PANE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MMER+V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MMER -V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C-DC CONVERTER 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C-DC CONVERTER 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BILGE PUMP 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LGE PUMP 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NTILATION 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NTILATION B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GENERATOR PANE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CTRON PANEL 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CTRON PANEL 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MESTIC PANE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VIGATION LIGHT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CK LIGHT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IGHT LIGHT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IP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R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104853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0/00/0000</text:date>, <text:time style:data-style-name="N2" text:time-value="10:12:25.091152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eeve</meta:initial-creator>
    <meta:creation-date>2016-07-12T17:49:49.527693255</meta:creation-date>
    <dc:date>2016-07-13T11:21:32.521065743</dc:date>
    <dc:creator>Paul Reeve</dc:creator>
    <meta:editing-duration>PT5H28M56S</meta:editing-duration>
    <meta:editing-cycles>2</meta:editing-cycles>
    <meta:generator>LibreOffice/5.1.4.2$Linux_X86_64 LibreOffice_project/10m0$Build-2</meta:generator>
    <meta:document-statistic meta:table-count="1" meta:cell-count="67" meta:object-count="0"/>
  </office:meta>
</office:document-meta>
</file>